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a8ee4"/>
    </style:style>
    <style:style style:name="P2" style:family="paragraph" style:parent-style-name="Preformatted_20_Text">
      <style:paragraph-properties style:writing-mode="lr-tb"/>
      <style:text-properties officeooo:paragraph-rsid="000a8ee4"/>
    </style:style>
    <style:style style:name="P3" style:family="paragraph" style:parent-style-name="Preformatted_20_Text">
      <style:paragraph-properties fo:margin-top="0in" fo:margin-bottom="0.1965in" style:contextual-spacing="false" style:writing-mode="lr-tb"/>
      <style:text-properties officeooo:paragraph-rsid="000a8e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import numpy as np</text:span></text:p>
      <text:p text:style-name="P2"><text:span text:style-name="Source_20_Text">import matplotlib.pyplot as plt</text:span></text:p>
      <text:p text:style-name="P2"/>
      <text:p text:style-name="P2"><text:span text:style-name="Source_20_Text"># Parameters</text:span></text:p>
      <text:p text:style-name="P2"><text:span text:style-name="Source_20_Text">L = 100 <text:s text:c="10"/># Length of the spatial domain</text:span></text:p>
      <text:p text:style-name="P2"><text:span text:style-name="Source_20_Text">T = 200 <text:s text:c="10"/># Total time steps</text:span></text:p>
      <text:p text:style-name="P2"><text:span text:style-name="Source_20_Text">dx = 1.0 <text:s text:c="9"/># Spatial step size</text:span></text:p>
      <text:p text:style-name="P2"><text:span text:style-name="Source_20_Text">dt = 0.1 <text:s text:c="9"/># Time step size</text:span></text:p>
      <text:p text:style-name="P2"><text:span text:style-name="Source_20_Text">c = 1.0 <text:s text:c="10"/># Wave speed</text:span></text:p>
      <text:p text:style-name="P2"/>
      <text:p text:style-name="P2"><text:span text:style-name="Source_20_Text"># Initialize fields</text:span></text:p>
      <text:p text:style-name="P2"><text:span text:style-name="Source_20_Text">x = np.arange(0, L, dx)</text:span></text:p>
      <text:p text:style-name="P2"><text:span text:style-name="Source_20_Text">u = np.zeros_like(x)</text:span></text:p>
      <text:p text:style-name="P2"><text:span text:style-name="Source_20_Text">u_prev = np.zeros_like(x)</text:span></text:p>
      <text:p text:style-name="P2"><text:span text:style-name="Source_20_Text">u_next = np.zeros_like(x)</text:span></text:p>
      <text:p text:style-name="P2"/>
      <text:p text:style-name="P2"><text:span text:style-name="Source_20_Text"># Initial condition: localized wave packet</text:span></text:p>
      <text:p text:style-name="P2"><text:span text:style-name="Source_20_Text">u[int(L/2 - 5):int(L/2 + 5)] = np.sin(np.linspace(0, np.pi, 10))</text:span></text:p>
      <text:p text:style-name="P2"/>
      <text:p text:style-name="P2"><text:span text:style-name="Source_20_Text"># Threshold for node detection</text:span></text:p>
      <text:p text:style-name="P2"><text:span text:style-name="Source_20_Text">threshold = 0.5</text:span></text:p>
      <text:p text:style-name="P2"><text:span text:style-name="Source_20_Text">nodes = []</text:span></text:p>
      <text:p text:style-name="P2"/>
      <text:p text:style-name="P2"><text:span text:style-name="Source_20_Text"># Store wave evolution for visualization</text:span></text:p>
      <text:p text:style-name="P2"><text:span text:style-name="Source_20_Text">wave_history = []</text:span></text:p>
      <text:p text:style-name="P2"/>
      <text:p text:style-name="P2"><text:span text:style-name="Source_20_Text"># Time evolution</text:span></text:p>
      <text:p text:style-name="P2"><text:span text:style-name="Source_20_Text">for t in range(T):</text:span></text:p>
      <text:p text:style-name="P2"><text:span text:style-name="Source_20_Text"><text:s text:c="4"/>for i in range(1, len(x)-1):</text:span></text:p>
      <text:p text:style-name="P2"><text:span text:style-name="Source_20_Text"><text:s text:c="8"/>u_next[i] = 2*u[i] - u_prev[i] + c**2 * (dt/dx)**2 * (u[i+1] - 2*u[i] + u[i-1])</text:span></text:p>
      <text:p text:style-name="P2"/>
      <text:p text:style-name="P2"><text:span text:style-name="Source_20_Text"><text:s text:c="4"/># Detect nodes</text:span></text:p>
      <text:p text:style-name="P2"><text:span text:style-name="Source_20_Text"><text:s text:c="4"/>node_indices = np.where(np.abs(u) &gt; threshold)[0]</text:span></text:p>
      <text:p text:style-name="P2"><text:span text:style-name="Source_20_Text"><text:s text:c="4"/>nodes.append(node_indices)</text:span></text:p>
      <text:p text:style-name="P2"><text:span text:style-name="Source_20_Text"><text:s text:c="4"/></text:span></text:p>
      <text:p text:style-name="P2"><text:span text:style-name="Source_20_Text"><text:s text:c="4"/># Update</text:span></text:p>
      <text:p text:style-name="P2"><text:span text:style-name="Source_20_Text"><text:s text:c="4"/>u_prev, u = u, u_next.copy()</text:span></text:p>
      <text:p text:style-name="P2"><text:span text:style-name="Source_20_Text"><text:s text:c="4"/>wave_history.append(u.copy())</text:span></text:p>
      <text:p text:style-name="P2"/>
      <text:p text:style-name="P2"><text:span text:style-name="Source_20_Text"># Visualize wave evolution</text:span></text:p>
      <text:p text:style-name="P2"><text:span text:style-name="Source_20_Text">wave_history = np.array(wave_history)</text:span></text:p>
      <text:p text:style-name="P2"><text:span text:style-name="Source_20_Text">plt.figure(figsize=(12, 6))</text:span></text:p>
      <text:p text:style-name="P2"><text:span text:style-name="Source_20_Text">plt.imshow(wave_history.T, aspect='auto', cmap='viridis', extent=[0, T*dt, 0, L])</text:span></text:p>
      <text:p text:style-name="P2"><text:span text:style-name="Source_20_Text">plt.colorbar(label="Wave Amplitude")</text:span></text:p>
      <text:p text:style-name="P2"><text:span text:style-name="Source_20_Text">plt.title("Wave Evolution in Oscillatory Field")</text:span></text:p>
      <text:p text:style-name="P2"><text:span text:style-name="Source_20_Text">plt.xlabel("Time")</text:span></text:p>
      <text:p text:style-name="P2"><text:span text:style-name="Source_20_Text">plt.ylabel("Position"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8:50:06.700956090</meta:creation-date>
    <dc:date>2025-02-01T18:52:20.421244891</dc:date>
    <meta:editing-duration>PT2M14S</meta:editing-duration>
    <meta:editing-cycles>1</meta:editing-cycles>
    <meta:document-statistic meta:table-count="0" meta:image-count="0" meta:object-count="0" meta:page-count="1" meta:paragraph-count="40" meta:word-count="168" meta:character-count="1216" meta:non-whitespace-character-count="999"/>
    <meta:generator>LibreOffice/24.2.7.2$Linux_X86_64 LibreOffice_project/420$Build-2</meta:generator>
  </office:meta>
</office:document-meta>
</file>